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6pt" officeooo:rsid="0012ba3c" officeooo:paragraph-rsid="0012ba3c" style:font-size-asian="14pt" style:font-size-complex="16pt"/>
    </style:style>
    <style:style style:name="P2" style:family="paragraph" style:parent-style-name="Standard">
      <style:paragraph-properties fo:line-height="150%" fo:text-align="start" style:justify-single-word="false"/>
      <style:text-properties fo:font-size="12pt" officeooo:rsid="0012ba3c" officeooo:paragraph-rsid="0012ba3c" style:font-size-asian="10.5pt" style:font-size-complex="12pt"/>
    </style:style>
    <style:style style:name="P3" style:family="paragraph" style:parent-style-name="Standard">
      <style:paragraph-properties fo:text-align="start" style:justify-single-word="false"/>
      <style:text-properties fo:font-size="12pt" officeooo:rsid="0012ba3c" officeooo:paragraph-rsid="0012ba3c" style:font-size-asian="10.5pt" style:font-size-complex="12pt"/>
    </style:style>
    <style:style style:name="P4" style:family="paragraph" style:parent-style-name="Standard">
      <style:paragraph-properties fo:text-align="start" style:justify-single-word="false"/>
      <style:text-properties fo:font-size="12pt" officeooo:rsid="0013b44a" officeooo:paragraph-rsid="0013b44a" style:font-size-asian="10.5pt" style:font-size-complex="12pt"/>
    </style:style>
    <style:style style:name="P5" style:family="paragraph" style:parent-style-name="Standard">
      <style:paragraph-properties fo:line-height="150%" fo:text-align="start" style:justify-single-word="false"/>
      <style:text-properties fo:font-size="12pt" officeooo:rsid="0013b44a" officeooo:paragraph-rsid="0013b44a" style:font-size-asian="10.5pt" style:font-size-complex="12pt"/>
    </style:style>
    <style:style style:name="P6" style:family="paragraph" style:parent-style-name="Standard">
      <style:paragraph-properties fo:line-height="150%" fo:text-align="start" style:justify-single-word="false"/>
      <style:text-properties fo:font-size="12pt" officeooo:rsid="00141059" officeooo:paragraph-rsid="00141059" style:font-size-asian="10.5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orioppgaver Oblig 4 – Titas Palijanskas</text:p>
      <text:p text:style-name="P1"/>
      <text:p text:style-name="P2">Teorippgave 1.</text:p>
      <text:p text:style-name="P2"/>
      <text:p text:style-name="P2">En exception er blokk av kode som kjøres når kode som er ustabil blir kjørt, men det er ikke alltid slikt at den koden kan kjøres trygt, derfor er vi nødt til å ha kodeblokker som try..except. Dette nøkkelordet vil kjøre en slags test av koden som trenger et ekstra lag med sikkerhet, og hvis den feiler vil except fange dette. Slike håndteringer er spesielt viktige I tilfeller der vi jobber med mye kode, og vil ha en tilpasset error for det slik at vi vet nøyaktig hvor problemet ligger.</text:p>
      <text:p text:style-name="P3"/>
      <text:p text:style-name="P4">Teorioppgave 2.</text:p>
      <text:p text:style-name="P4"/>
      <text:p text:style-name="P4"/>
      <text:p text:style-name="P5">En klasse er en form for bygging av objekter med egendefinerte variabler og funksjoner knyttet til klassen. Altså en hund kan være en klasse, variablene kan være alder, rase, navnet til eieren osv. Funksjonene som kan utføres kan være at hunden spiser, leker, samhandler med andre hunder o.l.</text:p>
      <text:p text:style-name="P5"/>
      <text:p text:style-name="P5">Teorioppgave 3.</text:p>
      <text:p text:style-name="P5"/>
      <text:p text:style-name="P5">Et objekt er en del av en klasse, altså det er en forekomst av en klasse der den har blitt tildelt verdier og har muligheten til å utføre eksisterende funksjoner. Det kan finnes teoretisk sett uendelig mange objekter I en klasse, og objekten kan knyttes til flere klasser I form av arv. En hund-objekt kan være en del av hund-klassen, men også en kjæledyr-klasse, og til slutt et dyr-klasse.</text:p>
      <text:p text:style-name="P5"/>
      <text:p text:style-name="P6">Dokumentasjon – Oppgave 2:</text:p>
      <text:p text:style-name="P6"/>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25T11:14:56.086589565</meta:creation-date>
    <dc:date>2025-10-25T11:31:30.570605652</dc:date>
    <meta:editing-duration>PT16M35S</meta:editing-duration>
    <meta:editing-cycles>3</meta:editing-cycles>
    <meta:generator>LibreOffice/25.2.6.2$Linux_X86_64 LibreOffice_project/40d1a0e1d5bdf1afaeae24d9ece32bbb00fa66a4</meta:generator>
    <meta:document-statistic meta:table-count="0" meta:image-count="0" meta:object-count="0" meta:page-count="1" meta:paragraph-count="8" meta:word-count="221" meta:character-count="1284" meta:non-whitespace-character-count="1069"/>
  </office:meta>
</office:document-meta>
</file>